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40000010022F72CEE.png" manifest:media-type="image/png"/>
  <manifest:file-entry manifest:full-path="Pictures/100000000000008000000080B407A26F.png" manifest:media-type="image/png"/>
  <manifest:file-entry manifest:full-path="Pictures/100002010000009400000100B7E6C511.png" manifest:media-type="image/png"/>
  <manifest:file-entry manifest:full-path="Pictures/10000201000000F400000202F7ADB9B7.png" manifest:media-type="image/png"/>
  <manifest:file-entry manifest:full-path="Pictures/100002010000009F0000008D5BE8F986.png" manifest:media-type="image/png"/>
  <manifest:file-entry manifest:full-path="Pictures/10000201000000B30000007FFC11DEE5.png" manifest:media-type="image/png"/>
  <manifest:file-entry manifest:full-path="Pictures/1000020100000094000000FFF7D53212.png" manifest:media-type="image/png"/>
  <manifest:file-entry manifest:full-path="Pictures/1000000000000080000000808321FFAF.png" manifest:media-type="image/png"/>
  <manifest:file-entry manifest:full-path="Pictures/10000201000000C40000007CC8720135.png" manifest:media-type="image/png"/>
  <manifest:file-entry manifest:full-path="Pictures/10000201000000F20000007CA6FAC35E.png" manifest:media-type="image/png"/>
  <manifest:file-entry manifest:full-path="Pictures/10000201000000DF00000335399B9D22.png" manifest:media-type="image/png"/>
  <manifest:file-entry manifest:full-path="Pictures/10000201000000AC00000335E3A160FF.png" manifest:media-type="image/png"/>
  <manifest:file-entry manifest:full-path="Pictures/10000201000000A00000006BA0C5FF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48cm" fo:min-width="2.377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618cm" fo:min-width="0.637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min-height="4.612cm" fo:min-width="0.618cm" fo:padding-top="0.13cm" fo:padding-bottom="0.13cm" fo:padding-left="0.25cm" fo:padding-right="0.25cm" fo:wrap-option="no-wrap"/>
      <style:paragraph-properties style:writing-mode="tb-r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tb-rl" style:font-independent-line-spacing="true"/>
    </style:style>
    <style:style style:name="T1" style:family="text">
      <style:text-properties fo:color="#000000" fo:font-size="14pt" fo:language="es" fo:country="E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2" style:family="text">
      <style:text-properties fo:color="#000000" fo:language="es" fo:country="ES" style:font-family-asian="'Lucida Sans Unicode'" style:font-family-generic-asian="swiss" style:font-pitch-asian="variable" style:font-family-complex="'Lucida Sans Unicode'" style:font-family-generic-complex="swiss" style:font-pitch-complex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13 Rectángulo redondeado" draw:style-name="gr1" draw:text-style-name="P1" draw:layer="layout" svg:width="4.127cm" svg:height="8.705cm" svg:x="14.628cm" svg:y="6.406cm">
            <draw:image xlink:href="Pictures/10000201000000F400000202F7ADB9B7.png" xlink:type="simple" xlink:show="embed" xlink:actuate="onLoad">
              <text:p/>
            </draw:image>
          </draw:frame>
          <draw:frame draw:name="2 Imagen" draw:style-name="gr1" draw:text-style-name="P1" draw:layer="layout" svg:width="2.584cm" svg:height="2.584cm" svg:x="2.598cm" svg:y="7.901cm">
            <draw:image xlink:href="Pictures/1000000000000080000000808321FFAF.png" xlink:type="simple" xlink:show="embed" xlink:actuate="onLoad">
              <text:p/>
            </draw:image>
          </draw:frame>
          <draw:frame draw:name="3 Imagen" draw:style-name="gr1" draw:text-style-name="P1" draw:layer="layout" svg:width="2.597cm" svg:height="2.597cm" svg:x="2.598cm" svg:y="10.701cm">
            <draw:image xlink:href="Pictures/100000000000008000000080B407A26F.png" xlink:type="simple" xlink:show="embed" xlink:actuate="onLoad">
              <text:p/>
            </draw:image>
          </draw:frame>
          <draw:g draw:name="6 Grupo">
            <draw:frame draw:name="4 Imagen" draw:style-name="gr1" draw:text-style-name="P1" draw:layer="layout" svg:width="1.715cm" svg:height="1.146cm" svg:x="4.185cm" svg:y="6.9cm">
              <draw:image xlink:href="Pictures/10000201000000A00000006BA0C5FFB9.png" xlink:type="simple" xlink:show="embed" xlink:actuate="onLoad">
                <text:p/>
              </draw:image>
            </draw:frame>
            <draw:custom-shape draw:name="5 CuadroTexto" draw:style-name="gr2" draw:text-style-name="P3" draw:layer="layout" svg:width="3.477cm" svg:height="0.853cm" svg:x="3.304cm" svg:y="6.102cm">
              <text:list text:style-name="L1">
                <text:list-header>
                  <text:p text:style-name="P2"><text:span text:style-name="T1">X.509 Cert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 draw:name="9 Grupo">
            <draw:frame draw:name="7 Imagen" draw:style-name="gr1" draw:text-style-name="P1" draw:layer="layout" svg:width="2.201cm" svg:height="2.194cm" svg:x="5.596cm" svg:y="9.57cm">
              <draw:image xlink:href="Pictures/100002010000009F0000008D5BE8F986.png" xlink:type="simple" xlink:show="embed" xlink:actuate="onLoad">
                <text:p/>
              </draw:image>
            </draw:frame>
            <draw:custom-shape draw:name="8 CuadroTexto" draw:style-name="gr3" draw:text-style-name="P3" draw:layer="layout" svg:width="1.737cm" svg:height="1.023cm" svg:x="5.828cm" svg:y="9.1cm">
              <text:list text:style-name="L1">
                <text:list-header>
                  <text:p text:style-name="P2"><text:span text:style-name="T2">UI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frame draw:name="10 Rectángulo redondeado" draw:style-name="gr1" draw:text-style-name="P1" draw:layer="layout" svg:width="3.774cm" svg:height="13.899cm" svg:x="9.614cm" svg:y="3.597cm">
            <draw:image xlink:href="Pictures/10000201000000DF00000335399B9D22.png" xlink:type="simple" xlink:show="embed" xlink:actuate="onLoad">
              <text:p/>
            </draw:image>
          </draw:frame>
          <draw:frame draw:name="11 Flecha derecha" draw:style-name="gr1" draw:text-style-name="P1" draw:layer="layout" svg:width="3.029cm" svg:height="2.152cm" svg:x="7.718cm" svg:y="9.387cm">
            <draw:image xlink:href="Pictures/10000201000000B30000007FFC11DEE5.png" xlink:type="simple" xlink:show="embed" xlink:actuate="onLoad">
              <text:p/>
            </draw:image>
          </draw:frame>
          <draw:frame draw:name="12 Flecha izquierda y derecha" draw:style-name="gr1" draw:text-style-name="P1" draw:layer="layout" svg:width="3.32cm" svg:height="2.099cm" svg:x="12.238cm" svg:y="9.405cm">
            <draw:image xlink:href="Pictures/10000201000000C40000007CC8720135.png" xlink:type="simple" xlink:show="embed" xlink:actuate="onLoad">
              <text:p/>
            </draw:image>
          </draw:frame>
        </draw:g>
        <draw:g draw:name="21 Grupo">
          <draw:custom-shape draw:name="18 Rectángulo redondeado" draw:style-name="gr4" draw:text-style-name="P4" draw:layer="layout" svg:width="7.868cm" svg:height="14.001cm" svg:x="19.332cm" svg:y="3.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14 Rectángulo redondeado" draw:style-name="gr1" draw:text-style-name="P1" draw:layer="layout" svg:width="2.864cm" svg:height="13.902cm" svg:x="21.529cm" svg:y="3.596cm">
            <draw:image xlink:href="Pictures/10000201000000AC00000335E3A160FF.png" xlink:type="simple" xlink:show="embed" xlink:actuate="onLoad">
              <text:p/>
            </draw:image>
          </draw:frame>
          <draw:frame draw:name="15 Rectángulo redondeado" draw:style-name="gr1" draw:text-style-name="P1" draw:layer="layout" svg:width="2.464cm" svg:height="4.335cm" svg:x="24.477cm" svg:y="3.799cm">
            <draw:image xlink:href="Pictures/10000201000000940000010022F72CEE.png" xlink:type="simple" xlink:show="embed" xlink:actuate="onLoad">
              <text:p/>
            </draw:image>
          </draw:frame>
          <draw:frame draw:name="16 Rectángulo redondeado" draw:style-name="gr1" draw:text-style-name="P1" draw:layer="layout" svg:width="2.464cm" svg:height="4.318cm" svg:x="24.477cm" svg:y="8.405cm">
            <draw:image xlink:href="Pictures/1000020100000094000000FFF7D53212.png" xlink:type="simple" xlink:show="embed" xlink:actuate="onLoad">
              <text:p/>
            </draw:image>
          </draw:frame>
          <draw:frame draw:name="17 Rectángulo redondeado" draw:style-name="gr1" draw:text-style-name="P1" draw:layer="layout" svg:width="2.464cm" svg:height="4.335cm" svg:x="24.477cm" svg:y="12.994cm">
            <draw:image xlink:href="Pictures/100002010000009400000100B7E6C511.png" xlink:type="simple" xlink:show="embed" xlink:actuate="onLoad">
              <text:p/>
            </draw:image>
          </draw:frame>
          <draw:frame draw:name="19 Flecha izquierda y derecha" draw:style-name="gr1" draw:text-style-name="P1" draw:layer="layout" svg:width="4.03cm" svg:height="2.099cm" svg:x="18.199cm" svg:y="9.404cm">
            <draw:image xlink:href="Pictures/10000201000000F20000007CA6FAC35E.png" xlink:type="simple" xlink:show="embed" xlink:actuate="onLoad">
              <text:p/>
            </draw:image>
          </draw:frame>
          <draw:custom-shape draw:name="20 CuadroTexto" draw:style-name="gr5" draw:text-style-name="P5" draw:layer="layout" svg:width="1.263cm" svg:height="5.472cm" svg:x="19.776cm" svg:y="4.3cm">
            <text:list text:style-name="L1">
              <text:list-header>
                <text:p text:style-name="P2"><text:span text:style-name="T2">OpenNebula 3.2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lvaro García</meta:initial-creator>
    <meta:creation-date>2012-08-30T08:40:40</meta:creation-date>
    <dc:date>2012-08-30T08:42:40</dc:date>
    <dc:creator>Álvaro García</dc:creator>
    <meta:editing-duration>P0D</meta:editing-duration>
    <meta:editing-cycles>1</meta:editing-cycles>
    <meta:document-statistic meta:object-count="21"/>
    <meta:generator>LibreOffice/3.5$Linux_X86_64 LibreOffice_project/350m1$Build-2</meta:generator>
  </office:meta>
</office:document-meta>
</file>